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Heading_20_1">
      <style:paragraph-properties fo:break-before="page"/>
      <style:text-properties officeooo:rsid="00136b1c" officeooo:paragraph-rsid="00136b1c"/>
    </style:style>
    <style:style style:name="P3" style:family="paragraph" style:parent-style-name="Text_20_body">
      <style:text-properties officeooo:paragraph-rsid="0010cade"/>
    </style:style>
    <style:style style:name="P4" style:family="paragraph" style:parent-style-name="Text_20_body" style:list-style-name="L1">
      <style:text-properties officeooo:rsid="00136b1c" officeooo:paragraph-rsid="00136b1c"/>
    </style:style>
    <style:style style:name="P5" style:family="paragraph" style:parent-style-name="Title">
      <style:text-properties officeooo:paragraph-rsid="0010cade"/>
    </style:style>
    <style:style style:name="T1" style:family="text">
      <style:text-properties officeooo:rsid="0010cade"/>
    </style:style>
    <style:style style:name="T2" style:family="text">
      <style:text-properties officeooo:rsid="00145345"/>
    </style:style>
    <style:style style:name="T3" style:family="text">
      <style:text-properties officeooo:rsid="00158d5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Health Advice Group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</text:index-body>
      </text:table-of-content>
      <text:p text:style-name="P3"/>
      <text:h text:style-name="P2" text:outline-level="1">Checklist</text:h>
      <text:list xml:id="list173780608" text:style-name="L1">
        <text:list-item>
          <text:p text:style-name="P4">Set up cover page, table of contents and page numbers</text:p>
        </text:list-item>
        <text:list-item>
          <text:p text:style-name="P4">Order functional requirements to start developing from home page</text:p>
        </text:list-item>
        <text:list-item>
          <text:p text:style-name="P4">Develop navigation and footer and copy these across for consistency for each page</text:p>
        </text:list-item>
        <text:list-item>
          <text:p text:style-name="P4">Create and test links to each page – document on test table (save as version 1)</text:p>
        </text:list-item>
        <text:list-item>
          <text:p text:style-name="P4">Design and develop a register and login form – test form loading up</text:p>
        </text:list-item>
        <text:list-item>
          <text:p text:style-name="P4">Validate form using JavaScript/<text:span text:style-name="T2">PHP</text:span> – test validation using null, valid, invalid, and boundary data</text:p>
        </text:list-item>
        <text:list-item>
          <text:p text:style-name="P4">Develop database table for the forms (create file to connect to d<text:span text:style-name="T3">ata</text:span>b<text:span text:style-name="T3">ase</text:span> and create table)</text:p>
        </text:list-item>
        <text:list-item>
          <text:p text:style-name="P4">Link form to database to insert data – test if table data goes into database (save as version 2) screenshot of database tabl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15:04:20.109170316</meta:creation-date>
    <meta:generator>LibreOffice/7.3.7.2$Linux_X86_64 LibreOffice_project/30$Build-2</meta:generator>
    <dc:date>2025-11-26T09:38:29.976187951</dc:date>
    <meta:editing-duration>PT14M33S</meta:editing-duration>
    <meta:editing-cycles>4</meta:editing-cycles>
    <meta:document-statistic meta:table-count="0" meta:image-count="0" meta:object-count="0" meta:page-count="3" meta:paragraph-count="11" meta:word-count="124" meta:character-count="710" meta:non-whitespace-character-count="601"/>
  </office:meta>
</office:document-meta>
</file>